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7.69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3f5915"/>
    </style:style>
    <style:style style:name="P8" style:family="paragraph" style:parent-style-name="Standard">
      <style:text-properties officeooo:paragraph-rsid="001d0109"/>
    </style:style>
    <style:style style:name="P9" style:family="paragraph" style:parent-style-name="Standard">
      <style:text-properties officeooo:paragraph-rsid="0040c848"/>
    </style:style>
    <style:style style:name="P10" style:family="paragraph" style:parent-style-name="No_20_Spacing">
      <style:paragraph-properties fo:margin-top="0cm" fo:margin-bottom="0cm" loext:contextual-spacing="false" fo:line-height="100%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3f5915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a66fd" officeooo:paragraph-rsid="003a66fd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3c4d13" officeooo:paragraph-rsid="003c4d13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5890" officeooo:paragraph-rsid="00465890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6fdcf" officeooo:paragraph-rsid="0046fdcf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489a3f" officeooo:paragraph-rsid="00489a3f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000000" officeooo:rsid="003a66fd" officeooo:paragraph-rsid="003a66fd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color="#000000" officeooo:rsid="003c4d13" officeooo:paragraph-rsid="003c4d13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color="#000000" fo:language="en" fo:country="US" fo:font-style="normal" officeooo:rsid="00465890" officeooo:paragraph-rsid="00465890" style:font-style-asian="normal" style:font-style-complex="normal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fo:color="#000000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color="#000000" officeooo:rsid="0046fdcf" officeooo:paragraph-rsid="0046fdcf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fo:color="#000000" officeooo:rsid="00489a3f" officeooo:paragraph-rsid="00489a3f"/>
    </style:style>
    <style:style style:name="P31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465890" style:font-size-asian="13pt" style:font-size-complex="13pt"/>
    </style:style>
    <style:style style:name="P33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489a3f" officeooo:paragraph-rsid="00489a3f" style:font-size-asian="13pt" style:font-size-complex="13pt"/>
    </style:style>
    <style:style style:name="P34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36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37" style:family="paragraph" style:parent-style-name="No_20_Spacing">
      <style:paragraph-properties fo:margin-top="0cm" fo:margin-bottom="0cm" loext:contextual-spacing="false" fo:line-height="100%"/>
      <style:text-properties officeooo:rsid="0043cbe0" officeooo:paragraph-rsid="0043cbe0"/>
    </style:style>
    <style:style style:name="P38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3d7ea3" style:font-style-asian="italic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officeooo:rsid="003d7ea3" officeooo:paragraph-rsid="00465890" style:font-style-asian="italic" style:font-style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42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3f5915"/>
    </style:style>
    <style:style style:name="T4" style:family="text">
      <style:text-properties fo:language="en" fo:country="US" officeooo:rsid="0040c848"/>
    </style:style>
    <style:style style:name="T5" style:family="text">
      <style:text-properties fo:color="#ff0000" fo:language="en" fo:country="US" fo:font-style="italic" style:font-style-asian="italic"/>
    </style:style>
    <style:style style:name="T6" style:family="text">
      <style:text-properties fo:color="#ff0000" fo:language="en" fo:country="US" fo:font-style="italic" officeooo:rsid="003d59dd" style:font-style-asian="italic"/>
    </style:style>
    <style:style style:name="T7" style:family="text">
      <style:text-properties officeooo:rsid="0027b229"/>
    </style:style>
    <style:style style:name="T8" style:family="text">
      <style:text-properties officeooo:rsid="002f1ffc"/>
    </style:style>
    <style:style style:name="T9" style:family="text">
      <style:text-properties officeooo:rsid="002f9bb2"/>
    </style:style>
    <style:style style:name="T10" style:family="text">
      <style:text-properties officeooo:rsid="003844be"/>
    </style:style>
    <style:style style:name="T11" style:family="text">
      <style:text-properties officeooo:rsid="0039e20a"/>
    </style:style>
    <style:style style:name="T12" style:family="text">
      <style:text-properties officeooo:rsid="003a66fd"/>
    </style:style>
    <style:style style:name="T13" style:family="text">
      <style:text-properties officeooo:rsid="003f5915"/>
    </style:style>
    <style:style style:name="T14" style:family="text">
      <style:text-properties officeooo:rsid="00465890"/>
    </style:style>
    <style:style style:name="T15" style:family="text">
      <style:text-properties officeooo:rsid="0046fdcf"/>
    </style:style>
    <style:style style:name="T16" style:family="text">
      <style:text-properties officeooo:rsid="004dc412"/>
    </style:style>
    <style:style style:name="T17" style:family="text">
      <style:text-properties officeooo:rsid="004f2b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/>
      <text:p text:style-name="P4">MeteoStation - Documentation</text:p>
      <text:p text:style-name="P3"/>
      <text:p text:style-name="P5">RX MODULE</text:p>
      <text:p text:style-name="P3">Mikrokontroler:</text:p>
      <text:p text:style-name="P2">Stellaris® LM4F120H5QR </text:p>
      <text:p text:style-name="P2"/>
      <text:p text:style-name="P3">Datasheet:</text:p>
      <text:p text:style-name="P7">uC: <text:a xlink:type="simple" xlink:href="http://www.mouser.com/ds/2/405/lm4f120h5qr-124014.pdf" text:style-name="Internet_20_link" text:visited-style-name="Visited_20_Internet_20_Link"><text:span text:style-name="T13">http://www.mouser.com/ds/2/405/lm4f120h5qr-124014.pdf</text:span></text:a></text:p>
      <text:p text:style-name="P9"><text:span text:style-name="T1">devBoard: </text:span><text:a xlink:type="simple" xlink:href="http://www.ti.com/tool/ek-lm4f120xl" text:style-name="Internet_20_link" text:visited-style-name="Visited_20_Internet_20_Link"><text:span text:style-name="T4">http://www.ti.com/tool/ek-lm4f120xl</text:span></text:a></text:p>
      <text:p text:style-name="P8"><text:span text:style-name="T2">Nice Pinout of the devboard : </text:span><text:a xlink:type="simple" xlink:href="http://energia.nu/Guide_StellarisLaunchPad.html" text:style-name="Internet_20_link" text:visited-style-name="Visited_20_Internet_20_Link"><text:span text:style-name="T3">http://energia.nu/Guide_StellarisLaunchPad.html</text:span></text:a></text:p>
      <text:p text:style-name="P6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0">Device</text:p>
          </table:table-cell>
          <table:table-cell table:style-name="Table1.A1" office:value-type="string">
            <text:p text:style-name="P40">Device pins </text:p>
          </table:table-cell>
          <table:table-cell table:style-name="Table1.A1" office:value-type="string">
            <text:p text:style-name="P41">uC TI pins (PORT | PIN)</text:p>
          </table:table-cell>
        </table:table-row>
        <table:table-row table:style-name="Table1.1">
          <table:table-cell table:style-name="Table1.A1" office:value-type="string">
            <text:p text:style-name="P11">LCD SPFD5408</text:p>
          </table:table-cell>
          <table:table-cell table:style-name="Table1.A1" office:value-type="string">
            <text:p text:style-name="P11">CS</text:p>
            <text:p text:style-name="P11">RS</text:p>
            <text:p text:style-name="P11">WR</text:p>
            <text:p text:style-name="P11">RD</text:p>
            <text:p text:style-name="P11">DATA LINES:</text:p>
            <text:p text:style-name="P11">D15</text:p>
            <text:p text:style-name="P11">D14</text:p>
            <text:p text:style-name="P11">D13</text:p>
            <text:p text:style-name="P11">D12</text:p>
            <text:p text:style-name="P11">D11</text:p>
            <text:p text:style-name="P11">D10</text:p>
            <text:p text:style-name="P11">D9</text:p>
            <text:p text:style-name="P11">D8</text:p>
            <text:p text:style-name="P11">D7</text:p>
            <text:p text:style-name="P11">D6</text:p>
            <text:p text:style-name="P11">D5</text:p>
            <text:p text:style-name="P11">D4</text:p>
            <text:p text:style-name="P11">D3</text:p>
            <text:p text:style-name="P11">D2</text:p>
            <text:p text:style-name="P11">D1</text:p>
            <text:p text:style-name="P11">D0</text:p>
            <text:p text:style-name="P11"/>
            <text:p text:style-name="P11"/>
            <text:p text:style-name="P11">REST</text:p>
            <text:p text:style-name="P11">LED_A</text:p>
          </table:table-cell>
          <table:table-cell table:style-name="Table1.A1" office:value-type="string">
            <text:p text:style-name="P15">P<text:span text:style-name="T9">D</text:span>_<text:span text:style-name="T9">6 <text:s/></text:span></text:p>
            <text:p text:style-name="P15">PE_1</text:p>
            <text:p text:style-name="P15">PE_2</text:p>
            <text:p text:style-name="P15">PE_3</text:p>
            <text:p text:style-name="P11"/>
            <text:p text:style-name="P16">PC_7 <text:s/></text:p>
            <text:p text:style-name="P15">PC_6 <text:s/></text:p>
            <text:p text:style-name="P15">PC_5 <text:s/></text:p>
            <text:p text:style-name="P15">PC_4 <text:s/></text:p>
            <text:p text:style-name="P15">PD_3 <text:s/></text:p>
            <text:p text:style-name="P15">PD_2 <text:s/></text:p>
            <text:p text:style-name="P15">PD_1 <text:s/></text:p>
            <text:p text:style-name="P15">PD_0 <text:s/></text:p>
            <text:p text:style-name="P15">PB_7 <text:s/></text:p>
            <text:p text:style-name="P15">P<text:span text:style-name="T10">E</text:span>_<text:span text:style-name="T10">0</text:span> </text:p>
            <text:p text:style-name="P15">PB_5 <text:s/></text:p>
            <text:p text:style-name="P15">PB_4 <text:s/></text:p>
            <text:p text:style-name="P15">PB_3 <text:s/></text:p>
            <text:p text:style-name="P15">PB_2 <text:s/></text:p>
            <text:p text:style-name="P15">PB_1 <text:s/></text:p>
            <text:p text:style-name="P15">PB_0 <text:s/></text:p>
            <text:p text:style-name="P35"/>
            <text:p text:style-name="P15"/>
            <text:p text:style-name="P17">PF_4</text:p>
            <text:p text:style-name="P18">3.3V</text:p>
          </table:table-cell>
        </table:table-row>
        <text:soft-page-break/>
        <table:table-row table:style-name="Table1.3">
          <table:table-cell table:style-name="Table1.A1" office:value-type="string">
            <text:p text:style-name="P11">TOUCH CONTROLLER ADS7843,</text:p>
            <text:p text:style-name="P11"/>
            <text:p text:style-name="P11"/>
            <text:p text:style-name="P38"/>
            <text:p text:style-name="P38"/>
            <text:p text:style-name="P27"/>
            <text:p text:style-name="P27">RADIO RFM23</text:p>
            <text:p text:style-name="P27"/>
            <text:p text:style-name="P27"/>
            <text:p text:style-name="P27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SSI0</text:p>
          </table:table-cell>
          <table:table-cell table:style-name="Table1.A1" office:value-type="string">
            <text:p text:style-name="P11">INT_IRQ </text:p>
            <text:p text:style-name="P11"><text:span text:style-name="T8">T_</text:span>CS</text:p>
            <text:p text:style-name="P11"><text:span text:style-name="T7">T_</text:span>CLK</text:p>
            <text:p text:style-name="P12">T_DO </text:p>
            <text:p text:style-name="P13">T_DIN </text:p>
            <text:p text:style-name="P28">PIN_BUSY – <text:span text:style-name="T14">not used</text:span></text:p>
            <text:p text:style-name="P28"/>
            <text:p text:style-name="P28"/>
            <text:p text:style-name="P29">NSEL (CS)</text:p>
            <text:p text:style-name="P29">NIRQ</text:p>
            <text:p text:style-name="P30">SDN</text:p>
            <text:p text:style-name="P30">SCK</text:p>
            <text:p text:style-name="P30">SDI</text:p>
            <text:p text:style-name="P30">SDO</text:p>
            <text:p text:style-name="P30">VCC</text:p>
            <text:p text:style-name="P30">GND</text:p>
          </table:table-cell>
          <table:table-cell table:style-name="Table1.A1" office:value-type="string">
            <text:p text:style-name="P14">P<text:span text:style-name="T11">F</text:span>_<text:span text:style-name="T11">1</text:span></text:p>
            <text:p text:style-name="P14">PA_3</text:p>
            <text:p text:style-name="P14">PA_2</text:p>
            <text:p text:style-name="P14">PA_4</text:p>
            <text:p text:style-name="P14">PA_5</text:p>
            <text:p text:style-name="P14"/>
            <text:p text:style-name="P14"/>
            <text:p text:style-name="P14"/>
            <text:p text:style-name="P21">PF_<text:span text:style-name="T15">0</text:span></text:p>
            <text:p text:style-name="P22">PB_6</text:p>
            <text:p text:style-name="P22">-</text:p>
            <text:p text:style-name="P23">PA_2 <text:span text:style-name="T17">(SCK)</text:span></text:p>
            <text:p text:style-name="P23">PA_5 <text:span text:style-name="T16">(MOSI)</text:span></text:p>
            <text:p text:style-name="P23">PA_4 <text:span text:style-name="T16">(MISO)</text:span></text:p>
            <text:p text:style-name="P23">+3.3</text:p>
            <text:p text:style-name="P23">GND</text:p>
            <text:p text:style-name="P33"/>
            <text:p text:style-name="P32">#SSI0</text:p>
          </table:table-cell>
        </table:table-row>
        <table:table-row table:style-name="Table1.1">
          <table:table-cell table:style-name="Table1.A1" office:value-type="string">
            <text:p text:style-name="P11">ESP8266</text:p>
            <text:p text:style-name="P10"><text:span text:style-name="T5">UART</text:span><text:span text:style-name="T6">5</text:span></text:p>
          </table:table-cell>
          <table:table-cell table:style-name="Table1.A1" office:value-type="string">
            <text:p text:style-name="P24">TX<text:span text:style-name="T12">D0</text:span></text:p>
            <text:p text:style-name="P24">RX<text:span text:style-name="T12">D0</text:span></text:p>
            <text:p text:style-name="P25">GPIO0</text:p>
            <text:p text:style-name="P25">GPIO2</text:p>
            <text:p text:style-name="P26">GPIO15</text:p>
            <text:p text:style-name="P25">EN </text:p>
            <text:p text:style-name="P25">RST</text:p>
          </table:table-cell>
          <table:table-cell table:style-name="Table1.A1" office:value-type="string">
            <text:p text:style-name="P14">PE_4 (RX)</text:p>
            <text:p text:style-name="P14">PE_5 (TX)</text:p>
            <text:p text:style-name="P19">3.3V (GND for flashing)</text:p>
            <text:p text:style-name="P19">3.3V</text:p>
            <text:p text:style-name="P20">GND</text:p>
            <text:p text:style-name="P19">10k resistor to 3.3V</text:p>
            <text:p text:style-name="P19">3.3V (GND to cause reset)</text:p>
            <text:p text:style-name="P31">#UART5</text:p>
          </table:table-cell>
        </table:table-row>
        <table:table-row table:style-name="Table1.1">
          <table:table-cell table:style-name="Table1.A1" office:value-type="string">
            <text:p text:style-name="P11">USB micro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Already on the board</text:p>
          </table:table-cell>
        </table:table-row>
        <table:table-row table:style-name="Table1.1">
          <table:table-cell table:style-name="Table1.A1" office:value-type="string">
            <text:p text:style-name="P10">I2C</text:p>
          </table:table-cell>
          <table:table-cell table:style-name="Table1.A1" office:value-type="string">
            <text:p text:style-name="P37">Future use</text:p>
          </table:table-cell>
          <table:table-cell table:style-name="Table1.A1" office:value-type="string">
            <text:p text:style-name="P36">PA_6 (SCL)</text:p>
            <text:p text:style-name="P36">PA_7 (SDA)</text:p>
            <text:p text:style-name="P34">#I2C1</text:p>
          </table:table-cell>
        </table:table-row>
        <table:table-row table:style-name="Table1.1">
          <table:table-cell table:style-name="Table1.A1" office:value-type="string">
            <text:p text:style-name="P10">SD Card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36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57</meta:editing-cycles>
    <meta:creation-date>2014-03-27T22:10:00</meta:creation-date>
    <dc:date>2017-10-15T20:21:40.030000000</dc:date>
    <meta:editing-duration>P2DT5H17M7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15" meta:word-count="166" meta:character-count="929" meta:non-whitespace-character-count="8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